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>
      <style:text-properties style:text-underline-style="non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0.1.1</text:p>
      <text:p text:style-name="P1"/>
      <text:list xml:id="list5102480352297544603" text:style-name="L1">
        <text:list-item>
          <text:p text:style-name="P2">Replaced "<text:span text:style-name="T1">Time New Roman</text:span>" font (I'm still not sure what this is) with "<text:span text:style-name="T1">Noto Sans</text:span>". Amended a few bits of code to take advantage of this slightly smaller fo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0S</meta:editing-duration>
    <meta:editing-cycles>3</meta:editing-cycles>
    <meta:generator>OpenOffice/4.1.4$Win32 OpenOffice.org_project/414m5$Build-9788</meta:generator>
    <dc:date>2019-07-27T17:08:54.97</dc:date>
    <meta:document-statistic meta:table-count="0" meta:image-count="0" meta:object-count="0" meta:page-count="1" meta:paragraph-count="2" meta:word-count="32" meta:character-count="172"/>
    <dc:creator>Obafemi Olofin</dc:creator>
    <meta:user-defined meta:name="Info 1"/>
    <meta:user-defined meta:name="Info 2"/>
    <meta:user-defined meta:name="Info 3"/>
    <meta:user-defined meta:name="Info 4"/>
  </office:meta>
</office:document-meta>
</file>